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12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18pt"/>
    </style:style>
    <style:style style:name="P8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6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color="#993366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Expertenschulung – Build 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Was macht Maven 2?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5"><text:span text:style-name="T1">Regelt die Verwendung von Bibliotheken (jars)</text:span></text:p>
              </text:list-item>
            </text:list>
            <text:list text:style-name="L2">
              <text:list-item>
                <text:p text:style-name="P5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5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5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Die Kernkonzepte...</text:p>
          </draw:text-box>
        </draw:frame>
        <draw:frame presentation:style-name="pr4" draw:text-style-name="P8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5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5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Die Kernkonzepte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5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Kernkonzepte am Beispiel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>
            <draw:text-box>
              <text:p text:style-name="P3">http://maven.apache.org/guides/introduction/introduction-to-the-standard-directory-layout.html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Abhängigkeiten verwalten...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eklaration im POM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3"><text:s/></text:span><text:span text:style-name="T12"><text:s/></text:span><text:span text:style-name="T12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4"/></text:span><text:span text:style-name="T12">&lt;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3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3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4"/></text:span><text:span text:style-name="T12">&lt;/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3">Scope: compile, provided, runtime, test, system, import</text:span></text:p>
              </text:list-item>
            </text:list>
            <text:list text:style-name="L2">
              <text:list-item>
                <text:p text:style-name="P5"><text:span text:style-name="T3">Type: jar, war, ear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Abhängigkeiten verwalten</text:p>
          </draw:text-box>
        </draw:frame>
        <draw:frame presentation:style-name="pr8" draw:text-style-name="P8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Abhängigkeiten sind transitiv</text:span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5"><text:span text:style-name="T14">Dependency mediation (nearest definition)</text:span></text:p>
              </text:list-item>
            </text:list>
            <text:list text:style-name="L2">
              <text:list-item>
                <text:p text:style-name="P5"><text:span text:style-name="T3">Excluded &amp; optional dependencies</text:span></text:p>
              </text:list-item>
            </text:list>
          </draw:text-box>
        </draw:frame>
        <draw:frame draw:style-name="gr2" draw:layer="layout" svg:width="19.825cm" svg:height="7.101cm" svg:x="4.257cm" svg:y="7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Erfahrungswerte...</text:p>
          </draw:text-box>
        </draw:frame>
        <draw:frame presentation:style-name="pr4" draw:text-style-name="P12" draw:layer="layout" svg:width="25.199cm" svg:height="14.981cm" svg:x="1.4cm" svg:y="4.914cm" presentation:class="outline" presentation:user-transformed="true">
          <draw:text-box>
            <text:list text:style-name="L2">
              <text:list-item>
                <text:p text:style-name="P5"><text:span text:style-name="T15">Maven ohne Internet-Verbindung? Kann man vergessen!</text:span><text:span text:style-name="T15"><text:line-break/></text:span><text:span text:style-name="T15">Schade, wenn man viel unterwegs ist.</text:span></text:p>
              </text:list-item>
            </text:list>
            <text:list text:style-name="L2">
              <text:list-item>
                <text:p text:style-name="P5"><text:span text:style-name="T15">Alle vom build verwendeten Plugins sollte man im Master-POM mit Versionsnummer konfigurieren. Ansonsten gibt es Überraschungen durch Updates!</text:span><text:span text:style-name="T15"><text:line-break/></text:span><text:span text:style-name="T15">Verletzt das R von CRISP. R = Repeatable.</text:span></text:p>
              </text:list-item>
            </text:list>
            <text:list text:style-name="L2">
              <text:list-item>
                <text:p text:style-name="P5"><text:span text:style-name="T15">Multi-Module-Struktur ist für viele Plugins problematisch (-&gt; Reporting)</text:span></text:p>
              </text:list-item>
            </text:list>
            <text:list text:style-name="L2">
              <text:list-item>
                <text:p text:style-name="P5"><text:span text:style-name="T15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5"><text:span text:style-name="T15">Damit Reports funktionieren empfiehlt sich die hierarchische Struktur</text:span></text:p>
              </text:list-item>
            </text:list>
            <text:list text:style-name="L2">
              <text:list-item>
                <text:p text:style-name="P5"><text:span text:style-name="T15">Viele Goals lassen sich erst nach einem mvn install verwenden (eclipse:eclipse, site:site)</text:span></text:p>
              </text:list-item>
            </text:list>
            <text:list text:style-name="L2">
              <text:list-item>
                <text:p text:style-name="P5"><text:span text:style-name="T15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Erfahrungswerte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5">Jedes Plugin hat sein Eigenleben (Plugins immer in einer konkreten Version verwenden, niemals ohne Not eine Version ändern)</text:span></text:p>
              </text:list-item>
            </text:list>
            <text:list text:style-name="L2">
              <text:list-item>
                <text:p text:style-name="P5"><text:span text:style-name="T15">Eigene Plugins lassen sich unter Nutzung von Ant leicht erstellen. Die richtigen Parameter aus Maven zu übergeben erfordert Recherchen</text:span></text:p>
              </text:list-item>
            </text:list>
            <text:list text:style-name="L2">
              <text:list-item>
                <text:p text:style-name="P5"><text:span text:style-name="T15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5"><text:span text:style-name="T15">Einige Plugins haben Probleme mit Multi-Module builds (speziell beim Reporting), Ist das ein Architekturproblem von Maven?</text:span></text:p>
              </text:list-item>
            </text:list>
            <text:list text:style-name="L2">
              <text:list-item>
                <text:p text:style-name="P5"><text:span text:style-name="T15">Die Standard-Repositories sind schlecht strukturiert. Meistens hilft nur googeln (site:http://www.ibiblio.org/maven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473cm" svg:x="1.4cm" svg:y="0.854cm" presentation:class="title" presentation:user-transformed="true">
          <draw:text-box>
            <text:p text:style-name="P4">Gute Build-Konzepte – Technologie Neutral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5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5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creator>Thomas Wieger</dc:creator>
    <dc:date>2008-04-15T18:18:24</dc:date>
    <dc:language>de-DE</dc:language>
    <meta:editing-cycles>83</meta:editing-cycles>
    <meta:editing-duration>PT15H58M40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8pt" style:font-size-asian="18pt" style:font-size-complex="18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row table:style-name="ro1">
          <table:table-cell table:style-name="ce1"/>
          <table:table-cell table:style-name="ce2" office:value-type="string">
            <text:p>compile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test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ompile</text:p>
          </table:table-cell>
          <table:table-cell table:style-name="ce2" office:value-type="string">
            <text:p>compile(*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untim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_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est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